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customParagraphStyle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ustomParagraphStyle" style:family="paragraph" style:parent-style-name="Standard"/>
    <style:style style:name="customCharacterStyle" style:family="text"/>
    <style:style style:name="customFrameStyle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customNumberingStyl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ustomPageStyle" style:page-layout-name="Mpm2"/>
    <style:master-page style:name="First_20_Page" style:display-name="First Page" style:page-layout-name="Mpm1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1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1-18T16:43:01.688582793</meta:creation-date>
    <dc:date>2021-01-18T17:39:16.294717600</dc:date>
    <meta:editing-duration>PT1M43S</meta:editing-duration>
    <meta:editing-cycles>2</meta:editing-cycles>
    <meta:generator>LibreOfficeDev/7.2.0.0.alpha0$Linux_X86_64 LibreOffice_project/246c24aee93b78c042bac79ab4203074251cd4bf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